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. <text:s text:c="4"/>File:<text:line-break/></text:p>
      <text:p text:style-name="Standard"><text:s text:c="7"/>#!/bin/bash</text:p>
      <text:p text:style-name="Standard"><text:s text:c="7"/>echo -e "Welcome to Bash Learning\n"</text:p>
      <text:p text:style-name="Standard"><text:s text:c="7"/>echo -e "************************\n"</text:p>
      <text:p text:style-name="Standard"/>
      <text:p text:style-name="P2"><text:s text:c="6"/>Terminal:</text:p>
      <text:p text:style-name="Standard"/>
      <text:p text:style-name="Standard"><text:s text:c="6"/>krishna@krishna-HP-Laptop-15s-fq2xxx:~$ gedit assignment.sh &amp;</text:p>
      <text:p text:style-name="Standard"><text:s text:c="6"/>[1] 2508</text:p>
      <text:p text:style-name="Standard"><text:s text:c="6"/>krishna@krishna-HP-Laptop-15s-fq2xxx:~$ chmod +x assignment.sh</text:p>
      <text:p text:style-name="Standard"><text:s text:c="6"/>krishna@krishna-HP-Laptop-15s-fq2xxx:~$ ./assignment.sh</text:p>
      <text:p text:style-name="Standard"><text:s text:c="6"/>Welcome to Bash Learning</text:p>
      <text:p text:style-name="Standard"/>
      <text:p text:style-name="Standard"><text:s text:c="6"/>************************</text:p>
      <text:p text:style-name="Standard"/>
      <text:p text:style-name="Standard"/>
      <text:p text:style-name="Standard"/>
      <text:p text:style-name="Standard"><text:s text:c="7"/></text:p>
      <text:p text:style-name="Standard"><text:s text:c="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SHIL KUMAR MAHENDRA RAJAN</dc:creator>
    <meta:creation-date>2023-09-21T19:31:00Z</meta:creation-date>
    <dc:date>2023-09-20T15:05:00Z</dc:date>
    <meta:template xlink:href="Normal" xlink:type="simple"/>
    <meta:editing-cycles>2</meta:editing-cycles>
    <meta:editing-duration>PT480S</meta:editing-duration>
    <meta:user-defined meta:name="GrammarlyDocumentId">1bf8703eea9154d34ebc80b0abc749f17a6339ade8ac499930c9b28c862207f4</meta:user-defined>
    <meta:document-statistic meta:page-count="1" meta:paragraph-count="11" meta:word-count="30" meta:character-count="415" meta:row-count="20" meta:non-whitespace-character-count="315"/>
  </office:meta>
</office:document-meta>
</file>